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efficiency of a predator. Arms square to the rifle he sighted, fired. Sighted fired. Took cover. Moved again and dodged the fire of the drones. They moved faster than a man and appeared anywhere <text:soft-page-break/>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1T19:49:29.72</dc:date>
    <dc:creator>Blake Stanger</dc:creator>
    <meta:editing-duration>P1DT18H2M23S</meta:editing-duration>
    <meta:editing-cycles>71</meta:editing-cycles>
    <meta:generator>OpenOffice/4.1.11$Win32 OpenOffice.org_project/4111m1$Build-9808</meta:generator>
    <meta:document-statistic meta:table-count="0" meta:image-count="0" meta:object-count="0" meta:page-count="12" meta:paragraph-count="108" meta:word-count="5949" meta:character-count="32823"/>
  </office:meta>
</office:document-meta>
</file>